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0A00000168BF0E98BB9ED5833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19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92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19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9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542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301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2.7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19.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0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9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07cm" fo:min-width="4.301cm"/>
      <style:paragraph-properties style:writing-mode="lr-tb"/>
    </style:style>
    <style:style style:name="gr16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7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0.3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5.15cm" fo:min-width="33.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1.75cm" fo:min-width="4.3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3.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objectwithoutfill">
      <style:graphic-properties svg:stroke-color="#000000" draw:fill="solid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P10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0.4cm" svg:height="10cm" svg:x="11.3cm" svg:y="4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25cm" svg:height="1.17cm" svg:x="19.788cm" svg:y="4.1cm">
          <draw:text-box>
            <text:p>index索引</text:p>
          </draw:text-box>
        </draw:frame>
        <draw:custom-shape draw:style-name="gr3" draw:text-style-name="P1" draw:layer="layout" svg:width="19.6cm" svg:height="3.4cm" svg:x="11.7cm" svg:y="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6cm" svg:height="4cm" svg:x="11.7cm" svg:y="9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042cm" svg:height="1.17cm" svg:x="19.979cm" svg:y="5.7cm">
          <draw:text-box>
            <text:p>分词列表</text:p>
          </draw:text-box>
        </draw:frame>
        <draw:g>
          <draw:custom-shape draw:style-name="gr6" draw:text-style-name="P4" draw:layer="layout" svg:width="2.8cm" svg:height="1.6cm" svg:x="13.15cm" svg:y="7cm">
            <text:p text:style-name="P3">term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8cm" svg:height="1.6cm" svg:x="16.65cm" svg:y="7cm">
            <text:p text:style-name="P3">term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8cm" svg:height="1.6cm" svg:x="20.15cm" svg:y="7cm">
            <text:p text:style-name="P3">term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8cm" svg:height="1.6cm" svg:x="23.65cm" svg:y="7cm">
            <text:p text:style-name="P3">term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8cm" svg:height="1.6cm" svg:x="27.05cm" svg:y="7cm">
            <text:p text:style-name="P3">…...</text:p>
            <draw:enhanced-geometry svg:viewBox="0 0 21600 21600" draw:type="rectangle" draw:enhanced-path="M 0 0 L 21600 0 21600 21600 0 21600 0 0 Z N"/>
          </draw:custom-shape>
        </draw:g>
        <draw:frame draw:style-name="gr7" draw:text-style-name="P2" draw:layer="layout" svg:width="4.801cm" svg:height="1.17cm" svg:x="19.1cm" svg:y="9.6cm">
          <draw:text-box>
            <text:p>Document文档</text:p>
          </draw:text-box>
        </draw:frame>
        <draw:g>
          <draw:custom-shape draw:style-name="gr8" draw:text-style-name="P4" draw:layer="layout" svg:width="4.9cm" svg:height="2.3cm" svg:x="12.05cm" svg:y="11cm">
            <text:p text:style-name="P3">document</text:p>
            <text:p text:style-name="P3"/>
            <text:p text:style-name="P3">field1 field2 …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4.9cm" svg:height="2.3cm" svg:x="17.25cm" svg:y="11cm">
            <text:p text:style-name="P3">document</text:p>
            <text:p text:style-name="P3"/>
            <text:p text:style-name="P3">field1 field2 …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4.9cm" svg:height="2.3cm" svg:x="22.45cm" svg:y="11cm">
            <text:p text:style-name="P3">document</text:p>
            <text:p text:style-name="P3"/>
            <text:p text:style-name="P3">field1 field2 …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2cm" svg:height="2.3cm" svg:x="27.75cm" svg:y="11cm">
            <text:p text:style-name="P3">…...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4" draw:layer="layout" svg:width="20.4cm" svg:height="3.5cm" svg:x="11.3cm" svg:y="14.9cm">
          <text:p text:style-name="P3">索引文件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5.434cm" svg:height="1.678cm" svg:x="5.333cm" svg:y="8.5cm">
          <draw:text-box>
            <text:p><text:span text:style-name="T1">逻辑结构：</text:span></text:p>
          </draw:text-box>
        </draw:frame>
        <draw:frame draw:style-name="gr11" draw:text-style-name="P5" draw:layer="layout" svg:width="5.434cm" svg:height="1.678cm" svg:x="5.333cm" svg:y="16cm">
          <draw:text-box>
            <text:p><text:span text:style-name="T1">物理结构：</text:span></text:p>
          </draw:text-box>
        </draw:frame>
      </draw:page>
      <draw:page draw:name="page2" draw:style-name="dp1" draw:master-page-name="默认">
        <draw:frame draw:style-name="gr12" draw:text-style-name="P6" xml:id="id1" draw:id="id1" draw:layer="layout" svg:width="3.294cm" svg:height="4.458cm" svg:x="2.867cm" svg:y="10.871cm">
          <draw:image xlink:href="Pictures/100002010000010A00000168BF0E98BB9ED5833C.png" xlink:type="simple" xlink:show="embed" xlink:actuate="onLoad" loext:mime-type="image/png">
            <text:p/>
          </draw:image>
        </draw:frame>
        <draw:custom-shape draw:style-name="gr13" draw:text-style-name="P4" xml:id="id2" draw:id="id2" draw:layer="layout" svg:width="4.5cm" svg:height="1.9cm" svg:x="10.3cm" svg:y="9.05cm">
          <text:p text:style-name="P3">前端</text:p>
          <draw:enhanced-geometry svg:viewBox="0 0 21600 21600" draw:type="rectangle" draw:enhanced-path="M 0 0 L 21600 0 21600 21600 0 21600 0 0 Z N"/>
        </draw:custom-shape>
        <draw:custom-shape draw:style-name="gr13" draw:text-style-name="P4" xml:id="id4" draw:id="id4" draw:layer="layout" svg:width="4.5cm" svg:height="1.9cm" svg:x="18.6cm" svg:y="9.05cm">
          <text:p text:style-name="P3">项目一服务端</text:p>
          <draw:enhanced-geometry svg:viewBox="0 0 21600 21600" draw:type="rectangle" draw:enhanced-path="M 0 0 L 21600 0 21600 21600 0 21600 0 0 Z N"/>
        </draw:custom-shape>
        <draw:custom-shape draw:style-name="gr13" draw:text-style-name="P4" xml:id="id3" draw:id="id3" draw:layer="layout" svg:width="4.5cm" svg:height="1.9cm" svg:x="10.3cm" svg:y="15.25cm">
          <text:p text:style-name="P3">前端</text:p>
          <draw:enhanced-geometry svg:viewBox="0 0 21600 21600" draw:type="rectangle" draw:enhanced-path="M 0 0 L 21600 0 21600 21600 0 21600 0 0 Z N"/>
        </draw:custom-shape>
        <draw:custom-shape draw:style-name="gr13" draw:text-style-name="P4" xml:id="id5" draw:id="id5" draw:layer="layout" svg:width="4.5cm" svg:height="1.9cm" svg:x="18.6cm" svg:y="15.25cm">
          <text:p text:style-name="P3">项目二服务端</text:p>
          <draw:enhanced-geometry svg:viewBox="0 0 21600 21600" draw:type="rectangle" draw:enhanced-path="M 0 0 L 21600 0 21600 21600 0 21600 0 0 Z N"/>
        </draw:custom-shape>
        <draw:custom-shape draw:style-name="gr14" draw:text-style-name="P4" xml:id="id6" draw:id="id6" draw:layer="layout" svg:width="6.4cm" svg:height="3.2cm" svg:x="29.4cm" svg:y="11.25cm">
          <text:p text:style-name="P3">Elasticsearch集群</text:p>
          <text:p text:style-name="P3"/>
          <text:p text:style-name="P3">Lucene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8cm" svg:height="2cm" svg:x="30.2cm" svg:y="17.75cm">
          <text:p text:style-name="P3">索引库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" draw:text-style-name="P7" draw:layer="layout" svg:x1="6.161cm" svg:y1="13.1cm" svg:x2="10.3cm" svg:y2="10cm" draw:start-shape="id1" draw:start-glue-point="1" draw:end-shape="id2" draw:end-glue-point="3" svg:d="M6161 13100h2069v-3100h2070" svg:viewBox="0 0 4140 3101">
          <text:p/>
        </draw:connector>
        <draw:connector draw:style-name="gr16" draw:text-style-name="P7" draw:layer="layout" svg:x1="6.161cm" svg:y1="13.1cm" svg:x2="10.3cm" svg:y2="16.2cm" draw:start-shape="id1" draw:start-glue-point="1" draw:end-shape="id3" draw:end-glue-point="3" svg:d="M6161 13100h2069v3100h2070" svg:viewBox="0 0 4140 3101">
          <text:p/>
        </draw:connector>
        <draw:connector draw:style-name="gr17" draw:text-style-name="P9" draw:layer="layout" svg:x1="14.8cm" svg:y1="10cm" svg:x2="18.6cm" svg:y2="10cm" draw:start-shape="id2" draw:start-glue-point="1" draw:end-shape="id4" draw:end-glue-point="3" svg:d="M14800 10000h3800" svg:viewBox="0 0 3801 1">
          <text:p text:style-name="P8">HTTP</text:p>
          <text:p text:style-name="P8"/>
        </draw:connector>
        <draw:connector draw:style-name="gr17" draw:text-style-name="P9" draw:layer="layout" svg:x1="14.8cm" svg:y1="16.2cm" svg:x2="18.6cm" svg:y2="16.2cm" draw:start-shape="id3" draw:start-glue-point="1" draw:end-shape="id5" draw:end-glue-point="3" svg:d="M14800 16200h3800" svg:viewBox="0 0 3801 1">
          <text:p text:style-name="P8">HTTP</text:p>
          <text:p text:style-name="P8"/>
        </draw:connector>
        <draw:connector draw:style-name="gr16" draw:text-style-name="P7" draw:layer="layout" svg:x1="23.1cm" svg:y1="10cm" svg:x2="29.4cm" svg:y2="12.85cm" draw:start-shape="id4" draw:start-glue-point="1" draw:end-shape="id6" draw:end-glue-point="3" svg:d="M23100 10000h3150v2850h3150" svg:viewBox="0 0 6301 2851">
          <text:p/>
        </draw:connector>
        <draw:connector draw:style-name="gr16" draw:text-style-name="P7" draw:layer="layout" svg:x1="23.1cm" svg:y1="16.2cm" svg:x2="29.4cm" svg:y2="12.85cm" draw:start-shape="id5" draw:start-glue-point="1" draw:end-shape="id6" draw:end-glue-point="3" svg:d="M23100 16200h3150v-3350h3150" svg:viewBox="0 0 6301 3351">
          <text:p/>
        </draw:connector>
        <draw:frame draw:style-name="gr18" draw:text-style-name="P2" draw:layer="layout" svg:width="2.864cm" svg:height="0.962cm" svg:x="26.3cm" svg:y="11.9cm">
          <draw:text-box>
            <text:p>RESTful</text:p>
          </draw:text-box>
        </draw:frame>
        <draw:custom-shape draw:style-name="gr19" draw:text-style-name="P1" draw:layer="layout" svg:width="1.7cm" svg:height="2.4cm" svg:x="31.75cm" svg:y="1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默认">
        <draw:custom-shape draw:style-name="gr20" draw:text-style-name="P1" draw:layer="layout" svg:width="34cm" svg:height="15.4cm" svg:x="3.5cm" svg:y="5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8cm" svg:height="12cm" svg:x="4.5cm" svg:y="8.1cm">
          <text:p text:style-name="P8">ElasticSearch</text:p>
          <text:p text:style-name="P8">索引库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" draw:layer="layout" svg:width="4.8cm" svg:height="1.8cm" svg:x="14.85cm" svg:y="8.1cm">
            <text:p text:style-name="P8">Primary shard 0</text:p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4.8cm" svg:height="1.8cm" svg:x="14.85cm" svg:y="10.6cm">
            <text:p text:style-name="P8">P1</text:p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4.8cm" svg:height="1.8cm" svg:x="14.85cm" svg:y="13.1cm">
            <text:p text:style-name="P8">P2</text:p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4.8cm" svg:height="1.8cm" svg:x="14.85cm" svg:y="15.7cm">
            <text:p text:style-name="P8">P3</text:p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4.8cm" svg:height="1.8cm" svg:x="14.85cm" svg:y="18.3cm">
            <text:p text:style-name="P8">P4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" draw:layer="layout" svg:width="4.4cm" svg:height="2.1cm" svg:x="10cm" svg:y="13.05cm">
          <text:p text:style-name="P8">分片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xml:id="id7" draw:id="id7" draw:layer="layout" svg:width="4.8cm" svg:height="1.8cm" svg:x="25.1cm" svg:y="8.1cm">
          <text:p text:style-name="P8">Primary shard 0</text:p>
          <draw:enhanced-geometry svg:viewBox="0 0 21600 21600" draw:type="rectangle" draw:enhanced-path="M 0 0 L 21600 0 21600 21600 0 21600 0 0 Z N"/>
        </draw:custom-shape>
        <draw:custom-shape draw:style-name="gr22" draw:text-style-name="P1" xml:id="id9" draw:id="id9" draw:layer="layout" svg:width="4.8cm" svg:height="1.8cm" svg:x="25.1cm" svg:y="10.6cm">
          <text:p text:style-name="P8">P1</text:p>
          <draw:enhanced-geometry svg:viewBox="0 0 21600 21600" draw:type="rectangle" draw:enhanced-path="M 0 0 L 21600 0 21600 21600 0 21600 0 0 Z N"/>
        </draw:custom-shape>
        <draw:custom-shape draw:style-name="gr22" draw:text-style-name="P1" xml:id="id11" draw:id="id11" draw:layer="layout" svg:width="4.8cm" svg:height="1.8cm" svg:x="25.1cm" svg:y="13.1cm">
          <text:p text:style-name="P8">P2</text:p>
          <draw:enhanced-geometry svg:viewBox="0 0 21600 21600" draw:type="rectangle" draw:enhanced-path="M 0 0 L 21600 0 21600 21600 0 21600 0 0 Z N"/>
        </draw:custom-shape>
        <draw:custom-shape draw:style-name="gr22" draw:text-style-name="P1" xml:id="id13" draw:id="id13" draw:layer="layout" svg:width="4.8cm" svg:height="1.8cm" svg:x="25.1cm" svg:y="15.7cm">
          <text:p text:style-name="P8">P3</text:p>
          <draw:enhanced-geometry svg:viewBox="0 0 21600 21600" draw:type="rectangle" draw:enhanced-path="M 0 0 L 21600 0 21600 21600 0 21600 0 0 Z N"/>
        </draw:custom-shape>
        <draw:custom-shape draw:style-name="gr22" draw:text-style-name="P1" xml:id="id15" draw:id="id15" draw:layer="layout" svg:width="4.8cm" svg:height="1.8cm" svg:x="25.1cm" svg:y="18.3cm">
          <text:p text:style-name="P8">P4</text:p>
          <draw:enhanced-geometry svg:viewBox="0 0 21600 21600" draw:type="rectangle" draw:enhanced-path="M 0 0 L 21600 0 21600 21600 0 21600 0 0 Z N"/>
        </draw:custom-shape>
        <draw:custom-shape draw:style-name="gr22" draw:text-style-name="P1" xml:id="id8" draw:id="id8" draw:layer="layout" svg:width="4.8cm" svg:height="1.8cm" svg:x="31.7cm" svg:y="8.1cm">
          <text:p text:style-name="P8">Replica shard 0</text:p>
          <draw:enhanced-geometry svg:viewBox="0 0 21600 21600" draw:type="rectangle" draw:enhanced-path="M 0 0 L 21600 0 21600 21600 0 21600 0 0 Z N"/>
        </draw:custom-shape>
        <draw:custom-shape draw:style-name="gr22" draw:text-style-name="P1" xml:id="id10" draw:id="id10" draw:layer="layout" svg:width="4.8cm" svg:height="1.8cm" svg:x="31.7cm" svg:y="10.6cm">
          <text:p text:style-name="P8">R1</text:p>
          <draw:enhanced-geometry svg:viewBox="0 0 21600 21600" draw:type="rectangle" draw:enhanced-path="M 0 0 L 21600 0 21600 21600 0 21600 0 0 Z N"/>
        </draw:custom-shape>
        <draw:custom-shape draw:style-name="gr22" draw:text-style-name="P1" xml:id="id12" draw:id="id12" draw:layer="layout" svg:width="4.8cm" svg:height="1.8cm" svg:x="31.7cm" svg:y="13.1cm">
          <text:p text:style-name="P8">R2</text:p>
          <draw:enhanced-geometry svg:viewBox="0 0 21600 21600" draw:type="rectangle" draw:enhanced-path="M 0 0 L 21600 0 21600 21600 0 21600 0 0 Z N"/>
        </draw:custom-shape>
        <draw:custom-shape draw:style-name="gr22" draw:text-style-name="P1" xml:id="id14" draw:id="id14" draw:layer="layout" svg:width="4.8cm" svg:height="1.8cm" svg:x="31.7cm" svg:y="15.7cm">
          <text:p text:style-name="P8">R3</text:p>
          <draw:enhanced-geometry svg:viewBox="0 0 21600 21600" draw:type="rectangle" draw:enhanced-path="M 0 0 L 21600 0 21600 21600 0 21600 0 0 Z N"/>
        </draw:custom-shape>
        <draw:custom-shape draw:style-name="gr22" draw:text-style-name="P1" xml:id="id16" draw:id="id16" draw:layer="layout" svg:width="4.8cm" svg:height="1.8cm" svg:x="31.7cm" svg:y="18.3cm">
          <text:p text:style-name="P8">R4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4cm" svg:height="2.1cm" svg:x="20.2cm" svg:y="13.05cm">
          <text:p text:style-name="P8">复制分片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3.042cm" svg:height="1.17cm" svg:x="3.5cm" svg:y="5.7cm">
          <draw:text-box>
            <text:p>逻辑结构</text:p>
          </draw:text-box>
        </draw:frame>
        <draw:connector draw:style-name="gr25" draw:text-style-name="P7" draw:layer="layout" draw:type="line" svg:x1="29.9cm" svg:y1="9cm" svg:x2="31.7cm" svg:y2="9cm" draw:start-shape="id7" draw:start-glue-point="1" draw:end-shape="id8" draw:end-glue-point="3" svg:d="M29900 9000h1800" svg:viewBox="0 0 1801 1">
          <text:p/>
        </draw:connector>
        <draw:connector draw:style-name="gr25" draw:text-style-name="P7" draw:layer="layout" draw:type="line" svg:x1="29.9cm" svg:y1="11.5cm" svg:x2="31.7cm" svg:y2="11.5cm" draw:start-shape="id9" draw:start-glue-point="1" draw:end-shape="id10" draw:end-glue-point="3" svg:d="M29900 11500h1800" svg:viewBox="0 0 1801 1">
          <text:p/>
        </draw:connector>
        <draw:connector draw:style-name="gr25" draw:text-style-name="P7" draw:layer="layout" draw:type="line" svg:x1="29.9cm" svg:y1="14cm" svg:x2="31.7cm" svg:y2="14cm" draw:start-shape="id11" draw:start-glue-point="1" draw:end-shape="id12" draw:end-glue-point="3" svg:d="M29900 14000h1800" svg:viewBox="0 0 1801 1">
          <text:p/>
        </draw:connector>
        <draw:connector draw:style-name="gr25" draw:text-style-name="P7" draw:layer="layout" draw:type="line" svg:x1="29.9cm" svg:y1="16.6cm" svg:x2="31.7cm" svg:y2="16.6cm" draw:start-shape="id13" draw:start-glue-point="1" draw:end-shape="id14" draw:end-glue-point="3" svg:d="M29900 16600h1800" svg:viewBox="0 0 1801 1">
          <text:p/>
        </draw:connector>
        <draw:connector draw:style-name="gr25" draw:text-style-name="P7" draw:layer="layout" draw:type="line" svg:x1="29.9cm" svg:y1="19.2cm" svg:x2="31.7cm" svg:y2="19.2cm" draw:start-shape="id15" draw:start-glue-point="1" draw:end-shape="id16" draw:end-glue-point="3" svg:d="M29900 19200h1800" svg:viewBox="0 0 18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generator>LibreOffice/6.3.6.2$Linux_X86_64 LibreOffice_project/30$Build-2</meta:generator>
    <dc:date>2020-05-31T16:43:25.382503181</dc:date>
    <meta:editing-duration>PT27M3S</meta:editing-duration>
    <meta:editing-cycles>2</meta:editing-cycles>
    <meta:document-statistic meta:object-count="61"/>
  </office:meta>
</office:document-meta>
</file>